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4cd3"/>
    </style:style>
    <style:style style:name="P2" style:family="paragraph" style:parent-style-name="Standard">
      <style:text-properties officeooo:paragraph-rsid="0013a8ad"/>
    </style:style>
    <style:style style:name="P3" style:family="paragraph" style:parent-style-name="Standard">
      <style:text-properties officeooo:paragraph-rsid="00141839"/>
    </style:style>
    <style:style style:name="T1" style:family="text">
      <style:text-properties officeooo:rsid="0003cbcb"/>
    </style:style>
    <style:style style:name="T2" style:family="text">
      <style:text-properties officeooo:rsid="00073c7e"/>
    </style:style>
    <style:style style:name="T3" style:family="text">
      <style:text-properties officeooo:rsid="0008edc7"/>
    </style:style>
    <style:style style:name="T4" style:family="text">
      <style:text-properties officeooo:rsid="0009ec6c"/>
    </style:style>
    <style:style style:name="T5" style:family="text">
      <style:text-properties officeooo:rsid="000c06c8"/>
    </style:style>
    <style:style style:name="T6" style:family="text">
      <style:text-properties officeooo:rsid="000c2b3b"/>
    </style:style>
    <style:style style:name="T7" style:family="text">
      <style:text-properties officeooo:rsid="00112953"/>
    </style:style>
    <style:style style:name="T8" style:family="text">
      <style:text-properties officeooo:rsid="00114cd3"/>
    </style:style>
    <style:style style:name="T9" style:family="text">
      <style:text-properties officeooo:rsid="0011de9e"/>
    </style:style>
    <style:style style:name="T10" style:family="text">
      <style:text-properties officeooo:rsid="0013a8ad"/>
    </style:style>
    <style:style style:name="T11" style:family="text">
      <style:text-properties officeooo:rsid="001418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ntoine Legendre</text:p>
      <text:p text:style-name="Standard">+33 7 67 63 79 07</text:p>
      <text:p text:style-name="Standard">antoinelegendre680@gmail.com</text:p>
      <text:p text:style-name="Standard"/>
      <text:p text:style-name="Standard">Madame, Monsieur,</text:p>
      <text:p text:style-name="Standard"/>
      <text:p text:style-name="Standard"><text:s text:c="4"/>Je suis <text:span text:style-name="T2">actuellement </text:span>étudiant en <text:span text:style-name="T7">deuxièm</text:span>e année d<text:span text:style-name="T1">u</text:span> <text:span text:style-name="T1">Master</text:span> Mathématiques <text:span text:style-name="T1">Appliquées, Statitistiques dans le parcours Data Science, </text:span>une formation sélective proposée par Aix-Marseille Université <text:span text:style-name="T2">et j</text:span>e suis à la recherche d'un stage <text:span text:style-name="T7">de 6 mois</text:span> dans le domaine de <text:span text:style-name="T2">la </text:span>data science <text:span text:style-name="T7">pour le premier semestre de 2025</text:span>. </text:p>
      <text:p text:style-name="Standard"><text:s text:c="4"/>L’offre proposée par NepTech m’intéresse tout particulièrement, car le thème de la transition énergétique me tient à cœur et constitue l’un des défis majeurs des années à venir. Réaliser mon stage au sein d’une entreprise engagée sur ce sujet serait une opportunité que j’apprécierais grandement.</text:p>
      <text:p text:style-name="Standard"/>
      <text:p text:style-name="Standard"><text:s text:c="4"/>Depuis toujours, j'ai été animé par une curiosité naturelle, cherchant à comprendre mon</text:p>
      <text:p text:style-name="Standard">environnement. C'est pourquoi j'ai naturellement choisi de continuer mes études supérieures dans le</text:p>
      <text:p text:style-name="Standard">domaine des sciences, et plus particulièrement au sein de la licence MPCI <text:span text:style-name="T3">(Mathématiques, Physique, Ch</text:span><text:span text:style-name="T7">i</text:span><text:span text:style-name="T3">mie, Informatique)</text:span>.</text:p>
      <text:p text:style-name="Standard"><text:s text:c="4"/>La formation que j'ai suivie au cours d<text:span text:style-name="T4">e c</text:span>es trois années a été extrêmement bénéfique pour</text:p>
      <text:p text:style-name="Standard">le développement de mes compétences. Dans un premier temps, j'ai eu l'opportunité de bénéficier</text:p>
      <text:p text:style-name="Standard">d'enseignements exigeants couvrant un large éventail de domaines. Ceux-ci m'ont permis d'acquérir</text:p>
      <text:p text:style-name="Standard">de nombreuses connaissances enrichissant ma culture scientifique, tout en me confrontant à diverses</text:p>
      <text:p text:style-name="P3">problématiques. La nature pluridisciplinaire de <text:span text:style-name="T11">cette formation</text:span>, combinée à son rythme exigeant, m’a permis de développer une solide capacité d’adaptation ainsi qu’un niveau élevé dans <text:span text:style-name="T10">ces différents</text:span> domaines, en particulier en mathématiques et en informatique.</text:p>
      <text:p text:style-name="P1"/>
      <text:p text:style-name="P1"><text:s text:c="4"/><text:span text:style-name="T11">La licence MPCI</text:span><text:span text:style-name="T10"> m’a également permis de participer à de nombreux stages et projets. En effet, a</text:span><text:span text:style-name="T9">u cours de mes deux premières années de </text:span>licence, j'ai<text:span text:style-name="T8"> pu réaliser</text:span> <text:span text:style-name="T5">trois </text:span>projets <text:span text:style-name="T4">semestriels</text:span><text:span text:style-name="T5"> </text:span>qui m'ont offert l'opportunité de collaborer avec différents laboratoires de recherche et d'approfondir de manière autonome des problématiques scientifiques complexes. Réalisés en équipes de six personnes, <text:span text:style-name="T5">l</text:span>es projets m'ont également permis de développer considérablement mes compétences en travail collaboratif. </text:p>
      <text:p text:style-name="P1"><text:span text:style-name="T8"><text:s text:c="4"/>Parmi ces projet</text:span><text:span text:style-name="T9">s</text:span><text:span text:style-name="T8">, j’ai notamment </text:span><text:span text:style-name="T9">eu l’opportunité de participer</text:span><text:span text:style-name="T8"> </text:span><text:span text:style-name="T9">à </text:span><text:span text:style-name="T8">un p</text:span><text:span text:style-name="T6">rojet </text:span><text:span text:style-name="T9">portant </text:span><text:span text:style-name="T6">sur l'apprentissage automatique de </text:span><text:span text:style-name="T8">l</text:span>angages réguliers par un réseau de neurones, en utilisant des données générées de manière aléatoire. Travailler sur ce projet, implémenté en langage Python, m'a permis de développer de multiples compétences, telles que la génération d'automates, l'entraînement de réseaux de neurones, ainsi que l'analyse des données récoltées pour identifier les paramètres influant sur l'apprentissage du langage par le réseau de neurones.</text:p>
      <text:p text:style-name="P2"><text:s text:c="5"/><text:span text:style-name="T9">Lors de ma troisième année de licence j’ai également pu réaliser un stage </text:span><text:span text:style-name="T10">d</text:span><text:span text:style-name="T9">ans le </text:span></text:p>
      <text:p text:style-name="P2">domaine des graphes. <text:span text:style-name="T10">Ce</text:span> stage consistait à écrire un code permettant de reconstruire un graphe médian depuis sa frontière et la matrice de distances de celle-ci. <text:s/>Ce stage m’a appris à utiliser et à retranscrire dans un code <text:span text:style-name="T10">Python </text:span>des notions théoriques complexes afin de produire un code fonctionnel et optimal. Enfin, la rédaction en anglais du rapport de stage a contribué à améliorer mes compétences rédactionnelles dans cette langue.</text:p>
      <text:p text:style-name="P2"/>
      <text:p text:style-name="P3"><text:span text:style-name="T11">M’étant progressivement spécialisé en mathématiques et en informatique au cours de ma licence, j</text:span>'ai ainsi choisi de poursuivre mes études en intégrant un Master en Mathématiques Appliquées et Statistiques, avec une spécialisation en Data Science. Cette formation m'a offert l'opportunité de renforcer mes compétences dans divers domaines, tels que les statistiques, la gestion des bases de données et le traitement des données, depuis leur nettoyage jusqu'à leur analyse approfondie <text:span text:style-name="T5">à l’aide notamment des langages Python et SQL</text:span>.</text:p>
      <text:p text:style-name="P3"><text:soft-page-break/><text:s text:c="4"/>Je vous remercie de prendre en considération ma candidature et ma détermination. Ce serait un</text:p>
      <text:p text:style-name="Standard">honneur pour moi de pouvoir <text:span text:style-name="T8">réaliser mon stage au sein de NepTech</text:span>. Je reste à votre disposition pour toute information supplémentaire.</text:p>
      <text:p text:style-name="Standard"/>
      <text:p text:style-name="Standard">Respectueusement,</text:p>
      <text:p text:style-name="Standard">Antoine Legend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5:38:53.392269601</meta:creation-date>
    <dc:date>2024-11-21T15:15:25.265650425</dc:date>
    <meta:editing-duration>PT29M59S</meta:editing-duration>
    <meta:editing-cycles>4</meta:editing-cycles>
    <meta:generator>LibreOffice/7.3.7.2$Linux_X86_64 LibreOffice_project/30$Build-2</meta:generator>
    <meta:document-statistic meta:table-count="0" meta:image-count="0" meta:object-count="0" meta:page-count="2" meta:paragraph-count="23" meta:word-count="584" meta:character-count="4021" meta:non-whitespace-character-count="3423"/>
  </office:meta>
</office:document-meta>
</file>